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DejaVu LGC Sans" svg:font-family="'DejaVu LGC Sans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use-window-font-color="true" fo:font-size="14pt" fo:language="pt" fo:country="PT" style:font-name-asian="Times New Roman" style:font-size-asian="14pt" style:language-asian="zxx" style:country-asian="none" style:font-name-complex="Times New Roman" style:font-size-complex="10pt" style:language-complex="zxx" style:country-complex="none"/>
    </style:style>
    <style:style style:name="P2" style:family="paragraph" style:parent-style-name="Text_20_body_20_indent">
      <style:paragraph-properties fo:text-align="justify" style:justify-single-word="false"/>
      <style:text-properties style:use-window-font-color="true" fo:font-size="14pt" fo:language="pt" fo:country="BR" style:font-name-asian="Times New Roman" style:font-size-asian="14pt" style:language-asian="zxx" style:country-asian="none" style:font-name-complex="Times New Roman" style:font-size-complex="10pt" style:language-complex="zxx" style:country-complex="none"/>
    </style:style>
    <style:style style:name="P3" style:family="paragraph" style:parent-style-name="Text_20_body_20_indent">
      <style:paragraph-properties fo:text-align="end" style:justify-single-word="false"/>
      <style:text-properties style:use-window-font-color="true" fo:font-size="14pt" fo:language="pt" fo:country="BR" style:font-name-asian="Times New Roman" style:font-size-asian="14pt" style:language-asian="zxx" style:country-asian="none" style:font-name-complex="Times New Roman" style:font-size-complex="10pt" style:language-complex="zxx" style:country-complex="none"/>
    </style:style>
    <style:style style:name="P4" style:family="paragraph" style:parent-style-name="Text_20_body_20_indent">
      <style:paragraph-properties fo:text-align="center" style:justify-single-word="false"/>
      <style:text-properties style:use-window-font-color="true" fo:font-size="14pt" fo:language="pt" fo:country="BR" style:font-name-asian="Times New Roman" style:font-size-asian="14pt" style:language-asian="zxx" style:country-asian="none" style:font-name-complex="Times New Roman" style:font-size-complex="10pt" style:language-complex="zxx" style:country-complex="none"/>
    </style:style>
    <style:style style:name="P5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use-window-font-color="true" fo:font-size="14pt" fo:language="pt" fo:country="BR" style:font-name-asian="Times New Roman" style:font-size-asian="14pt" style:language-asian="zxx" style:country-asian="none" style:font-name-complex="Times New Roman" style:font-size-complex="10pt" style:language-complex="zxx" style:country-complex="none"/>
    </style:style>
    <style:style style:name="P6" style:family="paragraph" style:parent-style-name="Heading_20_1">
      <style:paragraph-properties fo:text-align="center" style:justify-single-word="false">
        <style:tab-stops>
          <style:tab-stop style:position="0cm"/>
        </style:tab-stops>
      </style:paragraph-properties>
      <style:text-properties style:use-window-font-color="true" fo:font-size="14pt" fo:language="pt" fo:country="PT" style:text-underline-style="solid" style:text-underline-width="auto" style:text-underline-color="font-color" fo:font-weight="bold" style:font-name-asian="Times New Roman" style:font-size-asian="14pt" style:language-asian="zxx" style:country-asian="none" style:font-weight-asian="bold" style:font-name-complex="Times New Roman" style:font-size-complex="10pt" style:language-complex="zxx" style:country-complex="none"/>
    </style:style>
    <style:style style:name="P7" style:family="paragraph" style:parent-style-name="Heading_20_1" style:master-page-name="Standard">
      <style:paragraph-properties fo:text-align="center" style:justify-single-word="false" style:page-number="auto">
        <style:tab-stops>
          <style:tab-stop style:position="0cm"/>
        </style:tab-stops>
      </style:paragraph-properties>
      <style:text-properties style:use-window-font-color="true" fo:font-size="14pt" fo:language="pt" fo:country="PT" style:text-underline-style="solid" style:text-underline-width="auto" style:text-underline-color="font-color" fo:font-weight="bold" style:font-name-asian="Times New Roman" style:font-size-asian="14pt" style:language-asian="zxx" style:country-asian="none" style:font-weight-asian="bold" style:font-name-complex="Times New Roman" style:font-size-complex="10pt" style:language-complex="zxx" style:country-complex="none"/>
    </style:style>
    <style:style style:name="T1" style:family="text">
      <style:text-properties officeooo:rsid="000f4b54"/>
    </style:style>
    <style:style style:name="T2" style:family="text">
      <style:text-properties officeooo:rsid="0010169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69618603" text:style-name="WW8Num1">
        <text:list-item>
          <text:h text:style-name="P7" text:outline-level="1"/>
        </text:list-item>
        <text:list-item>
          <text:h text:style-name="P6" text:outline-level="1">REQUERIMENTO PARA MUDANÇA DE CATEGORIA</text:h>
        </text:list-item>
      </text:list>
      <text:p text:style-name="Standard"/>
      <text:p text:style-name="Standard"/>
      <text:p text:style-name="Standard"/>
      <text:p text:style-name="Standard"/>
      <text:p text:style-name="P2">Eu,___________________________________________________, residente no Logradouro:________________________________________, Nº ______, Bairro ___________________________________, portador do RG Nº ________________________, CPF Nº _________________________.</text:p>
      <text:p text:style-name="P5">proprietário do veículo de Placas ______________, Marca _______________, Ano de Fabricação _______, Ano Modelo ________, Chassis ________________________________.</text:p>
      <text:p text:style-name="P2">Venho muito respeitosamente solicitar a V. Sª se digne autorizar ao órgão competente a Mudança de Categoria ____________________ para ___________________, do veículo acima mencionado, de minha propriedade.</text:p>
      <text:p text:style-name="P2"/>
      <text:p text:style-name="P2"/>
      <text:p text:style-name="P2"/>
      <text:p text:style-name="P3">___________________-CE, ______ de _______________ de 20<text:span text:style-name="T2">20</text:span>.</text:p>
      <text:p text:style-name="P3"/>
      <text:p text:style-name="P3"/>
      <text:p text:style-name="P2"/>
      <text:p text:style-name="P2"/>
      <text:p text:style-name="P4">_______________________________</text:p>
      <text:p text:style-name="P4">ASSINATURA DO PROPRIETÁRIO</text:p>
      <text:p text:style-name="P5"><text:tab/><text:tab/><text:tab/><text:tab/>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DejaVu LGC Sans" svg:font-family="'DejaVu LGC Sans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LGC Sans" style:font-family-asian="'DejaVu LGC Sans'" style:font-pitch-asian="variable" style:font-size-asian="14pt" style:font-name-complex="DejaVu LGC Sans" style:font-family-complex="'DejaVu LGC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margin-left="0cm" fo:margin-right="0cm" fo:text-align="justify" style:justify-single-word="false" fo:text-indent="0cm" style:auto-text-indent="false" fo:keep-with-next="always"/>
      <style:text-properties fo:font-size="14pt" fo:language="pt" fo:country="PT" style:font-size-asian="14pt"/>
    </style:style>
    <style:style style:name="Capítulo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pitch-complex="variable" style:font-size-complex="14pt"/>
    </style:style>
    <style:style style:name="Text_20_body_20_indent" style:display-name="Text body indent" style:family="paragraph" style:parent-style-name="Standard" style:class="text">
      <style:paragraph-properties fo:margin-left="0cm" fo:margin-right="0cm" fo:text-indent="2cm" style:auto-text-indent="false"/>
      <style:text-properties fo:font-size="14pt" style:font-size-asian="14pt"/>
    </style:style>
    <style:style style:name="WW-Título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pitch-complex="variable" style:font-size-complex="14pt"/>
    </style:style>
    <style:style style:name="Subtitle" style:family="paragraph" style:parent-style-name="Capítulo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WW-Título1" style:family="paragraph" style:parent-style-name="WW-Título" style:next-style-name="Subtitle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QUERIMENTO PARA MUDANÇA DE CATEGORIA</dc:title>
    <meta:initial-creator>Depto. Estadual de Transito</meta:initial-creator>
    <meta:creation-date>2001-04-04T15:52:00</meta:creation-date>
    <dc:date>2020-05-09T12:43:56.474390977</dc:date>
    <meta:print-date>2012-01-31T09:16:00</meta:print-date>
    <meta:editing-cycles>10</meta:editing-cycles>
    <meta:editing-duration>P23DT22H11M33S</meta:editing-duration>
    <meta:generator>LibreOffice/6.0.7.3$Linux_X86_64 LibreOffice_project/00m0$Build-3</meta:generator>
    <meta:document-statistic meta:table-count="0" meta:image-count="0" meta:object-count="0" meta:page-count="1" meta:paragraph-count="8" meta:word-count="75" meta:character-count="779" meta:non-whitespace-character-count="706"/>
  </office:meta>
</office:document-meta>
</file>